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" svg:font-family="Ebrima" style:font-adornments="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n Sie das Modell des starren Körpers.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iele Freiheitsgrade besitzt der starre Körpe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Massendicht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Kreise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4.498cm" svg:x="1.4cm" svg:y="0.341cm" presentation:class="title" presentation:user-transformed="true">
          <draw:text-box>
            <text:p>Definieren Sie für die Rotation um eine vorgegebene Achse das Trägheitsmoment<text:line-break/>des starren Körpers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on welchen Bestimmungsgrößen hängt das Trägheitsmoment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physikalisches (physisches) Pende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r Beziehung steht das physikalische zum mathematischen Pende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und interpretieren Sie den Steiner’schen Satz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iele Freiheitsgrade hat ein auf einer schiefen Ebene abrollender Zylinde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Bewegungsgleichung eines auf einer schiefen Ebene abrollenden Zylinder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Analogien bestehen zwischen der Translations- und der Rotationsbeweg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die Komponenten des Trägheitstensors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die kinetische Rotationsenergie von den Komponenten der Winkelgeschwindigkeit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4.498cm" svg:x="1.4cm" svg:y="0.341cm" presentation:class="title" presentation:user-transformed="true">
          <draw:text-box>
            <text:p>Wodurch sind die Komponenten der Winkelgeschwindigkeit bei gegebenem Koordinatensystem festgeleg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Tensorbegriff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eine quadratische Matrix ein Tensor 2. Stuf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4.498cm" svg:x="1.4cm" svg:y="0.341cm" presentation:class="title" presentation:user-transformed="true">
          <draw:text-box>
            <text:p>Welcher Zusammenhang besteht zwischen dem Trägheitsmoment bezüglich einer festen Achse und dem Trägheitstenso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Hauptachsentransforma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Hauptträgheitsachsen und Hauptträgheitsmoment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4.498cm" svg:x="1.4cm" svg:y="0.341cm" presentation:class="title" presentation:user-transformed="true">
          <draw:text-box>
            <text:p>Wie kann man an dem Trägheitsellipsoid das Trägheitsmoment bezüglich einer vorgegebenen Achse ables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durch unterscheiden sich der symmetrische, der unsymmetrische und der Kugelkreise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rücken Sie den Drehimpuls eines starren Körpers durch den Trägheitstensor aus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4.498cm" svg:x="1.4cm" svg:y="0.341cm" presentation:class="title" presentation:user-transformed="true">
          <draw:text-box>
            <text:p>Demonstrieren Sie am Trägheitsellipsoid den Zusammenhang zwischen Drehimpuls <text:span text:style-name="T1">L</text:span> und Winkelgeschwindigkeit <text:span text:style-name="T2">ω</text:span>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sind <text:span text:style-name="T2">ω</text:span> und <text:span text:style-name="T1">L</text:span> paralle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en die Euler’schen Gleichun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e Euler’schen Winkel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Gleichungen des kräftefreien Kreisel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freien Achs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4.498cm" svg:x="1.4cm" svg:y="0.341cm" presentation:class="title" presentation:user-transformed="true">
          <draw:text-box>
            <text:p>Was bedeuten Figurenachse, Polkegel, Nutationskegel und Spurkegel für die Kreiselbeweg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" svg:font-family="Ebrima" style:font-adornments="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alibri" fo:font-family="Calibri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26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26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01-28T21:47:18.615000000</dc:date>
    <meta:document-statistic meta:object-count="277"/>
  </office:meta>
</office:document-meta>
</file>